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1-20T21:11:14.940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: 2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Descendant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: 6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(450,183,&lt;26,0&gt;,&lt;35,1&gt;): FALSE test fails for arguments: {[],&lt;927580756r944508831&gt;,|tmp:///8A|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1258,165,&lt;49,0&gt;,&lt;53,1&gt;): FALSE "This one should never be called"test fails for arguments: [-1225144504r2077469555,-117971299r134478785,-766462491,-1176413851r649327118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1082,174,&lt;43,0&gt;,&lt;47,1&gt;): FALSE "This one should never be called"test fails for arguments: [-1811645354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933,147,&lt;37,0&gt;,&lt;41,1&gt;): FALSE "This one should never be called"test fails for arguments: [1563172539,1140506031r1188316294,0.4646900771720506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DescriptiveTests.rsc|(377,191,&lt;14,0&gt;,&lt;19,1&gt;): FALSE "This one should never be called"test fails for arguments: [1287335541,533143064r360725387]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(205,73,&lt;11,0&gt;,&lt;14,1&gt;): FALSE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119 tests executed; 29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yaml/Model.rsc|: Java("CompilerError","Internal compiler error: 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analysis/statistics/RangeUtilsTests.rsc|: Cannot execute due to compilation errors</text:p>
          </table:table-cell>
          <table:table-cell table:number-columns-repeated="1023"/>
        </table:table-row>
        <table:table-row table:style-name="ro1" table:number-rows-repeated="16">
          <table:table-cell table:style-name="ce24"/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22:34:28.2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20T22:35:45.052318000</dc:date>
    <meta:editing-duration>P33DT2H40M2S</meta:editing-duration>
    <meta:editing-cycles>116</meta:editing-cycles>
    <meta:generator>LibreOffice/4.3.3.2$MacOSX_X86_64 LibreOffice_project/9bb7eadab57b6755b1265afa86e04bf45fbfc644</meta:generator>
    <meta:document-statistic meta:table-count="5" meta:cell-count="456" meta:object-count="0"/>
  </office:meta>
</office:document-meta>
</file>